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1 2 3 </text:p>
      <text:p text:style-name="Standard"/>
      <text:p text:style-name="Standard">test 1 2 3!!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buntu_10.4_Its_ist400/600 </meta:initial-creator>
    <meta:creation-date>2011-11-30T13:11:03</meta:creation-date>
    <dc:date>2011-11-30T14:58:27</dc:date>
    <dc:creator>Ubuntu_10.4_Its_ist400/600 </dc:creator>
    <meta:editing-duration>PT00H00M48S</meta:editing-duration>
    <meta:editing-cycles>2</meta:editing-cycles>
    <meta:generator>OpenOffice.org/3.2$Unix OpenOffice.org_project/320m12$Build-9483</meta:generator>
    <meta:document-statistic meta:table-count="0" meta:image-count="0" meta:object-count="0" meta:page-count="1" meta:paragraph-count="2" meta:word-count="8" meta:character-count="26"/>
  </office:meta>
</office:document-meta>
</file>